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/>
      <style:text-properties officeooo:rsid="0017b00f" officeooo:paragraph-rsid="0017b00f"/>
    </style:style>
    <style:style style:name="P2" style:family="paragraph" style:parent-style-name="Standard">
      <style:paragraph-properties fo:line-height="150%"/>
      <style:text-properties officeooo:paragraph-rsid="00159988"/>
    </style:style>
    <style:style style:name="P3" style:family="paragraph" style:parent-style-name="Standard" style:list-style-name="L1">
      <style:paragraph-properties fo:line-height="150%"/>
      <style:text-properties fo:font-weight="normal" officeooo:paragraph-rsid="00159988" style:font-weight-asian="normal" style:font-weight-complex="normal"/>
    </style:style>
    <style:style style:name="P4" style:family="paragraph" style:parent-style-name="Title">
      <style:paragraph-properties fo:line-height="150%"/>
      <style:text-properties officeooo:paragraph-rsid="001599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269" style:font-weight-asian="bold" style:font-weight-complex="bold"/>
    </style:style>
    <style:style style:name="T3" style:family="text">
      <style:text-properties fo:font-weight="bold" officeooo:rsid="00159988" style:font-weight-asian="bold" style:font-weight-complex="bold"/>
    </style:style>
    <style:style style:name="T4" style:family="text">
      <style:text-properties fo:font-weight="bold" officeooo:rsid="0016ac27" style:font-weight-asian="bold" style:font-weight-complex="bold"/>
    </style:style>
    <style:style style:name="T5" style:family="text">
      <style:text-properties officeooo:rsid="0013e1c0"/>
    </style:style>
    <style:style style:name="T6" style:family="text">
      <style:text-properties officeooo:rsid="00159988"/>
    </style:style>
    <style:style style:name="T7" style:family="text">
      <style:text-properties officeooo:rsid="0016ac27"/>
    </style:style>
    <style:style style:name="T8" style:family="text">
      <style:text-properties officeooo:rsid="0019ab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poran</text:p>
      <text:p text:style-name="P2">Nama : Ari Ali Nugroho</text:p>
      <text:p text:style-name="P2">Kelas : 11 IPA 3</text:p>
      <text:p text:style-name="P2"/>
      <text:p text:style-name="P2">Waktu : <text:span text:style-name="T6">30</text:span> April 2020 (video durasi: <text:span text:style-name="T5">25 menit)</text:span></text:p>
      <text:p text:style-name="P2">Sumber : Internet (youtube.com)</text:p>
      <text:p text:style-name="P2">Penceramah : Ustadz Adi Hidayat</text:p>
      <text:p text:style-name="P2"/>
      <text:p text:style-name="P2"><text:span text:style-name="T1">Materi : </text:span><text:span text:style-name="T3">Rahasia Tarawi</text:span><text:span text:style-name="T4">h</text:span></text:p>
      <text:h text:style-name="P1" text:outline-level="1">Rangkuman:</text:h>
      <text:p text:style-name="P2"><text:span text:style-name="T4"/></text:p>
      <text:list xml:id="list4167504365" text:style-name="L1">
        <text:list-item>
          <text:p text:style-name="P3"><text:span text:style-name="T7">Aisyah radhiyallahu'anha menceritakan sifat shalat malam nabi "jangan kamu tanya panjangnya (Bacaannya) dan bagusnya (Shalatnya )"</text:span></text:p>
        </text:list-item>
        <text:list-item>
          <text:p text:style-name="P3"><text:span text:style-name="T7">Nabi shallallahu alaihi wasallam melaksanakan shalat malam, satu rakaatnya 5 juz 4 halaman.</text:span></text:p>
        </text:list-item>
        <text:list-item>
          <text:p text:style-name="P3"><text:span text:style-name="T7">Bacaan al-Qur'an memiliki 10 pahala per huruf nya.</text:span></text:p>
        </text:list-item>
        <text:list-item>
          <text:p text:style-name="P3"><text:span text:style-name="T7">Untuk mempertahankan jumlah bacaan (agar panjang) saat shalat, maka </text:span><text:span text:style-name="T8">(ijtihad)</text:span><text:span text:style-name="T7"> rakaat pun ditambah menjadi 23 pada masa Umar bin Khattab (agar tidak terlampau lelah).</text:span></text:p>
        </text:list-item>
        <text:list-item>
          <text:p text:style-name="P3"><text:span text:style-name="T7">Shalat dilaksanakan tenang dan khusyu tanpa tergesa-gesa.</text:span></text:p>
        </text:list-item>
        <text:list-item>
          <text:p text:style-name="P3"><text:span text:style-name="T7">Nabi shallallu alaihi wasallam pernah bersabda "...betapa banyak orang yang shalat, tetapi tidak mendapatkan apa-apa kecuali lelah." (karena tidak dilaksakan sebagaimana mestinya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06:54:08.798879773</meta:creation-date>
    <dc:date>2020-04-30T06:57:21.719928509</dc:date>
    <meta:editing-duration>PT3M11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4" meta:word-count="130" meta:character-count="871" meta:non-whitespace-character-count="761"/>
  </office:meta>
</office:document-meta>
</file>